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a9221" officeooo:paragraph-rsid="000a922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bold" officeooo:rsid="000a9221" officeooo:paragraph-rsid="000a9221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a9221" officeooo:paragraph-rsid="000a9221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b1ecd" officeooo:paragraph-rsid="000b1ecd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c06aa" officeooo:paragraph-rsid="000c06aa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c2382" officeooo:paragraph-rsid="000c2382" style:font-size-asian="9.60000038146973pt" style:font-weight-asian="normal" style:font-size-complex="11pt" style:font-weight-complex="normal"/>
    </style:style>
    <style:style style:name="T1" style:family="text">
      <style:text-properties officeooo:rsid="000b1e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06aa" style:font-weight-asian="bold" style:font-weight-complex="bold"/>
    </style:style>
    <style:style style:name="T4" style:family="text">
      <style:text-properties officeooo:rsid="000c06aa"/>
    </style:style>
    <style:style style:name="T5" style:family="text">
      <style:text-properties officeooo:rsid="000c23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Code présentiel du 19 aout 2020</text:p>
      <text:p text:style-name="P1"/>
      <text:p text:style-name="P3"><text:span text:style-name="T1">1)</text:span>Premièrement, nous avons abordé l’élément Canvas qui permet d’introduire du dessin 2D et 3D en HTML/CSS/JS/mysql. Ensuite, on a vu un peu de WEB GL qui est surtout utilisé pour la 3D. </text:p>
      <text:p text:style-name="P3"/>
      <text:p text:style-name="P3"><text:span text:style-name="T1">2)</text:span>Function draw img. </text:p>
      <text:p text:style-name="P3"/>
      <text:p text:style-name="P2"><text:span text:style-name="T1">3)</text:span>Seneca-CDOT/ Cd3L sur github c’est un repo pour les fonctions 3D en JS. </text:p>
      <text:p text:style-name="P2"/>
      <text:p text:style-name="P4">4)TileSet ( small drawing to represent a map in JS videogames ) </text:p>
      <text:p text:style-name="P4"/>
      <text:p text:style-name="P4">5)What are the formats and languages to store datas ? : XML, JSON, Txt, BIN, CSV. </text:p>
      <text:p text:style-name="P4"/>
      <text:p text:style-name="P4">6)En principe la map sera stocké dans un array. </text:p>
      <text:p text:style-name="P4"/>
      <text:p text:style-name="P4">7)Methode Json.parse pour récupérer des datas en JSON </text:p>
      <text:p text:style-name="P4"/>
      <text:p text:style-name="P4">8) Pour charger des datas et interprêter le JSON fraichement extrait : Ajax et la fonction de Thunder Seb</text:p>
      <text:p text:style-name="P4"/>
      <text:p text:style-name="P4">9) pour charger du JSON : XHR + GET</text:p>
      <text:p text:style-name="P4"/>
      <text:p text:style-name="P4">10) Sprites concept</text:p>
      <text:p text:style-name="P4"/>
      <text:p text:style-name="P4">11) Pour la classe “personnage” : il faudra créer des instances pour la taille de l’img, l’img sprite, la position du perso en X et Y ainsi que l’orientation du personnage.</text:p>
      <text:p text:style-name="P4"/>
      <text:p text:style-name="P4">12) Comment faire pour détecter et enregistrer les frappes au clavier ? : onkeydown / keycode and e which et combiner tout ça dans un switch</text:p>
      <text:p text:style-name="P4"/>
      <text:p text:style-name="P4">13) <text:span text:style-name="T2"><text:s/></text:span><text:span text:style-name="T3">Concept de la boucle principal en programmation : </text:span><text:span text:style-name="T4">en fait il s’agit d’une tâche de fond pour redessiner la map en permanence pendant que le code s’exécute.</text:span></text:p>
      <text:p text:style-name="P4"/>
      <text:p text:style-name="P5">14) à priori, en JS, on utilisera pas la boucle principal mais une fonction “set interval” qui aura deux paramètres : call back et number. Le call back appelera la fonction toutes les “x” secondes indiqués dans le number paramètre.</text:p>
      <text:p text:style-name="P5"/>
      <text:p text:style-name="P5">15) CTRL + shift + I sur VS code = auto identation of the code.</text:p>
      <text:p text:style-name="P5"/>
      <text:p text:style-name="P5">16) Dans un object, <text:s/>il ne faut pas mettre du code car c’est considéré comme bad practice. Il faut plutôt placer ce code dans une instanciation de l’objet. A priori, dans un array et dans un objet, on stock plutôt des données.</text:p>
      <text:p text:style-name="P5"/>
      <text:p text:style-name="P5">17) <text:s/>Il faut utiliser un FLOW CHART avant tout GROS projet sinon on risque d’oublier à quoi servent certaine portions du codes qu’on a rédigé.</text:p>
      <text:p text:style-name="P5"/>
      <text:p text:style-name="P5">18) <text:s/><text:span text:style-name="T5">SQL is NOT case sensitive</text:span></text:p>
      <text:p text:style-name="P5"/>
      <text:p text:style-name="P6">19) WHERE keyword act as a filter in MY SQL.</text:p>
      <text:p text:style-name="P6"/>
      <text:p text:style-name="P6">20) UPDATE keyword is to change specific datas</text:p>
      <text:p text:style-name="P6"/>
      <text:p text:style-name="P6">21) CONSTRAINTS is a keyword to create conditions to apply in SQL.</text:p>
      <text:p text:style-name="P6"/>
      <text:p text:style-name="P6">22) <text:span text:style-name="T2">YOU MUST create SQL PARAMETERS to protect against SQL INJECTIONS</text:span></text:p>
      <text:p text:style-name="P6"><text:span text:style-name="T2"/></text:p>
      <text:p text:style-name="P6"><text:span text:style-name="T2"/></text:p>
      <text:p text:style-name="P6"><text:soft-page-break/>23) <text:s/>what are the options to host SQL ? : Mysql, Oracle, MS , …. Beware because MS is not free.</text:p>
      <text:p text:style-name="P6"/>
      <text:p text:style-name="P6">24 ) in MySQL , there are lots of pre defined functions such as those ones : string functions, numeric, date, advanced. </text:p>
      <text:p text:style-name="P6"/>
      <text:p text:style-name="P6">25) <text:s/>Théorie intéressante dans l’onglet w3school : SQL servers string function and data types.</text:p>
      <text:p text:style-name="P6"/>
      <text:p text:style-name="P6">26) <text:s/>Whats is “extreme programing ?” it is a concept where two people are coding on the same machine there is a driver and a navigator, it is called “pair programming” If you code that way, youll have an easier to maintain code and also a faster one.</text:p>
      <text:p text:style-name="P6"/>
      <text:p text:style-name="P6">27) Restrospect often and ask for feed back of your code.</text:p>
      <text:p text:style-name="P6"/>
      <text:p text:style-name="P6">28) Kanban exploration</text:p>
      <text:p text:style-name="P6"/>
      <text:p text:style-name="P6">29) participate to as much dev community meeting as you can</text:p>
      <text:p text:style-name="P6"/>
      <text:p text:style-name="P6">30) learn lean start up concepts</text:p>
      <text:p text:style-name="P6"/>
      <text:p text:style-name="P6">31) learn what a minimum viable product is</text:p>
      <text:p text:style-name="P6"/>
      <text:p text:style-name="P6">32) talk to as much people as you can, you can ALWAYS learn something from someon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5:46:41.992280328</meta:creation-date>
    <dc:date>2020-08-19T16:11:50.399648228</dc:date>
    <meta:editing-duration>PT25M1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544" meta:character-count="2963" meta:non-whitespace-character-count="2437"/>
  </office:meta>
</office:document-meta>
</file>